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Contents_20_3">
      <style:paragraph-properties>
        <style:tab-stops>
          <style:tab-stop style:position="6.5in" style:type="right" style:leader-style="dotted" style:leader-text="."/>
        </style:tab-stops>
      </style:paragraph-properties>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10pt" style:font-size-asian="10pt" style:font-size-complex="10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0670928" text:id="ct500670928">
          <text:insertion>
            <office:change-info>
              <dc:creator>Bob Jacobsen</dc:creator>
              <dc:date>2010-10-08T18:16:00</dc:date>
            </office:change-info>
          </text:insertion>
        </text:changed-region>
        <text:changed-region xml:id="ct500671088" text:id="ct500671088">
          <text:insertion>
            <office:change-info>
              <dc:creator>Bob Jacobsen</dc:creator>
              <dc:date>2012-05-07T00:18:00</dc:date>
            </office:change-info>
          </text:insertion>
        </text:changed-region>
        <text:changed-region xml:id="ct500671184" text:id="ct500671184">
          <text:insertion>
            <office:change-info>
              <dc:creator>Bob Jacobsen</dc:creator>
              <dc:date>2010-10-08T18:16:00</dc:date>
            </office:change-info>
          </text:insertion>
        </text:changed-region>
        <text:changed-region xml:id="ct500636896" text:id="ct500636896">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77042204530735582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500670928"/>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We define a small (one-byte) ID field with a central sequential method of assignment. It's called the “Datagram Protocol ID”. This is small, so doesn't use much space on CAN, but requires central recording of IDs.</text:p>
      <text:p text:style-name="Standard">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ith certain values to escape to a two-byte field (reserved for future use), and to a six-byte fully-unique field. A separate spreadsheet is accumulating values. (spreadsheet) (pdf)</text:p>
      <text:p text:style-name="Standard">The length is coded by the transport mechanism: <text:s/>There is no separate length field in the datagram content itsel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text:soft-page-break/>(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ext:soft-page-break/>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h text:style-name="Heading_20_1" text:outline-level="1"> (Still to be merged into above)</text:h>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Overlapping sends to a single node cause problems with error detection (since there's no start bit for the message). Does that need to be more explicit in the Standard?</text:p>
      <text:p text:style-name="Standard">The state machine for assembling datagram frames needs to now when e.g. the lower levels reset, so that it knows to abandon a partially received datagram. <text:s/></text:p>
      <text:p text:style-name="Standard"><text:change-end text:change-id="ct500670928"/><text:change-start text:change-id="ct500671088"/>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 a node that gets a middle-segment without a first-segment can react in various ways. It might send various replies (but it doesn't have to).  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Example of how overlapping datagrams might be handled in a really simple implementation, so that early ones are dropped due to buffer which results in out-of-sequence that's really buffer drop)</text:p>
      <text:p text:style-name="Standard"><text:change-end text:change-id="ct500671088"/><text:change-start text:change-id="ct500671184"/></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p text:style-name="P1"><text:change-end text:change-id="ct500671184"/><text:change text:change-id="ct50063689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1"><text:s/>2.1 Introduction<text:tab/>1</text:p>
          <text:p text:style-name="P11"><text:s/>2.2 References and Context<text:tab/>1</text:p>
          <text:p text:style-name="P13"><text:s/>3 Use Cases<text:tab/>1</text:p>
          <text:p text:style-name="P13"><text:s/>4 Discussion<text:tab/>2</text:p>
          <text:p text:style-name="P13"><text:s/>5 Base Protocol Proposal<text:tab/>2</text:p>
          <text:p text:style-name="P13"><text:s/>6 CAN protocol proposal<text:tab/>3</text:p>
          <text:p text:style-name="P11"><text:s/>6.1 CAN Examples<text:tab/>4</text:p>
          <text:p text:style-name="P12"><text:s/>6.1.1 Normal CAN case<text:tab/>4</text:p>
          <text:p text:style-name="P12"><text:s/>6.1.2 Short CAN datagram case<text:tab/>4</text:p>
          <text:p text:style-name="P12"><text:s/>6.1.3 Rejected short CAN datagram case<text:tab/>4</text:p>
          <text:p text:style-name="P12"><text:s/>6.1.4 Rejected interleaved CAN datagram case:<text:tab/>4</text:p>
          <text:p text:style-name="P13"><text:s/>7 Datagram Content<text:tab/>5</text:p>
          <text:p text:style-name="P13"><text:s/>8 Numerology<text:tab/>5</text:p>
          <text:p text:style-name="P13"><text:s/>9 Extensions<text:tab/>6</text:p>
          <text:p text:style-name="P13"><text:s/>10 Implementation Notes<text:tab/>6</text:p>
          <text:p text:style-name="P13"><text:s/>11  (Still to be merged into above)<text:tab/>7</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text:bullet-char="•">
        <style:list-level-properties text:space-before="0.25in" text:min-label-width="0.25in"/>
      </text:list-level-style-bullet>
      <text:list-level-style-bullet text:level="2" text:style-name="RTF_5f_Num_20_3_20_2"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78362320" text:id="ct78362320">
            <text:deletion>
              <office:change-info>
                <dc:creator>Bob Jacobsen</dc:creator>
                <dc:date>2010-10-08T17:22:00</dc:date>
              </office:change-info>
              <text:p text:style-name="MP1">NMRA Technical Note (number)</text:p>
            </text:deletion>
          </text:changed-region>
          <text:changed-region xml:id="ct78362560" text:id="ct78362560">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78362320"/><text:change-start text:change-id="ct78362560"/>OpenLCB-CAN Datagram Transport Technical Note<text:change-end text:change-id="ct78362560"/></text:p>
      </style:header>
      <style:footer>
        <text:tracked-changes>
          <text:changed-region xml:id="ct78354928" text:id="ct78354928">
            <text:deletion>
              <office:change-info>
                <dc:creator>Bob Jacobsen</dc:creator>
                <dc:date>2010-10-08T17:23:00</dc:date>
              </office:change-info>
              <text:p text:style-name="MP4"><text:span text:style-name="MT2">Title</text:span><text:span text:style-name="MT3"><text:tab/></text:span></text:p>
            </text:deletion>
          </text:changed-region>
          <text:changed-region xml:id="ct78369088" text:id="ct78369088">
            <text:insertion>
              <office:change-info>
                <dc:creator>Bob Jacobsen</dc:creator>
                <dc:date>2011-07-23T20:12:00</dc:date>
              </office:change-info>
            </text:insertion>
          </text:changed-region>
        </text:tracked-changes>
        <text:p text:style-name="MP4"><text:change text:change-id="ct78354928"/><text:change-start text:change-id="ct7836908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78369088"/><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2-11-22T10:14:35">11/22/2012</text:date></text:span></text:span></text:p>
      </style:footer>
    </style:master-page>
    <style:master-page style:name="First_20_Page" style:display-name="First Page" style:page-layout-name="Mpm2" style:next-style-name="Standard">
      <style:header>
        <text:tracked-changes>
          <text:changed-region xml:id="ct500849136" text:id="ct500849136">
            <text:deletion>
              <office:change-info>
                <dc:creator>Bob Jacobsen</dc:creator>
                <dc:date>2010-10-07T21:46:00</dc:date>
              </office:change-info>
              <text:p text:style-name="MP7"><text:span text:style-name="MT4">NMRA TECHNICAL NOTES</text:span></text:p>
            </text:deletion>
          </text:changed-region>
          <text:changed-region xml:id="ct500848944" text:id="ct500848944">
            <text:insertion>
              <office:change-info>
                <dc:creator>Bob Jacobsen</dc:creator>
                <dc:date>2010-10-08T17:19:00</dc:date>
              </office:change-info>
            </text:insertion>
          </text:changed-region>
          <text:changed-region xml:id="ct500850208" text:id="ct500850208">
            <text:insertion>
              <office:change-info>
                <dc:creator>Bob Jacobsen</dc:creator>
                <dc:date>2010-10-08T18:19:00</dc:date>
              </office:change-info>
            </text:insertion>
          </text:changed-region>
          <text:changed-region xml:id="ct500840752" text:id="ct500840752">
            <text:deletion>
              <office:change-info>
                <dc:creator>Bob Jacobsen</dc:creator>
                <dc:date>2010-10-08T18:19:00</dc:date>
              </office:change-info>
              <text:p text:style-name="MP7">(title)</text:p>
            </text:deletion>
          </text:changed-region>
          <text:changed-region xml:id="ct500845920" text:id="ct500845920">
            <text:insertion>
              <office:change-info>
                <dc:creator>Bob Jacobsen</dc:creator>
                <dc:date>2010-10-08T18:19:00</dc:date>
              </office:change-info>
            </text:insertion>
          </text:changed-region>
          <text:changed-region xml:id="ct500840848" text:id="ct500840848">
            <text:deletion>
              <office:change-info>
                <dc:creator>Bob Jacobsen</dc:creator>
                <dc:date>2010-10-08T17:19:00</dc:date>
              </office:change-info>
              <text:p text:style-name="MP7">(date)</text:p>
            </text:deletion>
          </text:changed-region>
          <text:changed-region xml:id="ct500840944" text:id="ct500840944">
            <text:insertion>
              <office:change-info>
                <dc:creator>Bob Jacobsen</dc:creator>
                <dc:date>2010-10-14T08:43:00</dc:date>
              </office:change-info>
            </text:insertion>
          </text:changed-region>
          <text:changed-region xml:id="ct500839920" text:id="ct500839920">
            <text:deletion>
              <office:change-info>
                <dc:creator>Bob Jacobsen</dc:creator>
                <dc:date>2010-10-07T21:47:00</dc:date>
              </office:change-info>
              <text:p text:style-name="MP7">(number)</text:p>
            </text:deletion>
          </text:changed-region>
          <text:changed-region xml:id="ct500845616" text:id="ct500845616">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00849136"/><text:change-start text:change-id="ct500848944"/>OpenLCB <text:change-end text:change-id="ct500848944"/><text:change-start text:change-id="ct500850208"/>Technical Note<text:change-end text:change-id="ct5008502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00840752"/><text:change-start text:change-id="ct500845920"/>OpenLCB-CAN Datagram Transport<text:change-end text:change-id="ct50084592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00840848"/><text:change-start text:change-id="ct500840944"/><text:date style:data-style-name="N75" text:date-value="2012-11-22T10:14:35">Nov 22, 2012</text:date><text:change-end text:change-id="ct500840944"/></text:p>
            </table:table-cell>
            <table:table-cell table:style-name="Table1.C1" office:value-type="string">
              <text:p text:style-name="MP7"><text:change text:change-id="ct500839920"/><text:change-start text:change-id="ct500845616"/>Preliminary<text:change-end text:change-id="ct500845616"/></text:p>
            </table:table-cell>
          </table:table-row>
        </table:table>
        <text:p text:style-name="Header"/>
      </style:header>
      <style:footer>
        <text:tracked-changes>
          <text:changed-region xml:id="ct500853696" text:id="ct500853696">
            <text:deletion>
              <office:change-info>
                <dc:creator>Bob Jacobsen</dc:creator>
                <dc:date>2011-07-23T20:12:00</dc:date>
              </office:change-info>
              <text:p text:style-name="MP8"><text:span text:style-name="MT5">Copyright 20</text:span></text:p>
            </text:deletion>
          </text:changed-region>
          <text:changed-region xml:id="ct500846064" text:id="ct500846064">
            <text:deletion>
              <office:change-info>
                <dc:creator>Bob Jacobsen</dc:creator>
                <dc:date>2010-10-07T21:47:00</dc:date>
              </office:change-info>
              <text:p text:style-name="MP8"><text:span text:style-name="MT5">90</text:span></text:p>
            </text:deletion>
          </text:changed-region>
          <text:changed-region xml:id="ct500843696" text:id="ct500843696">
            <text:deletion>
              <office:change-info>
                <dc:creator>Bob Jacobsen</dc:creator>
                <dc:date>2011-07-23T20:12:00</dc:date>
              </office:change-info>
              <text:p text:style-name="MP8"><text:span text:style-name="MT5">, by J. Day, D. Harris, B. Jacobsen, </text:span></text:p>
            </text:deletion>
          </text:changed-region>
          <text:changed-region xml:id="ct500853600" text:id="ct500853600">
            <text:deletion>
              <office:change-info>
                <dc:creator>Bob Jacobsen</dc:creator>
                <dc:date>2010-10-08T17:21:00</dc:date>
              </office:change-info>
              <text:p text:style-name="MP8"><text:span text:style-name="MT5">A. Robinson, </text:span></text:p>
            </text:deletion>
          </text:changed-region>
          <text:changed-region xml:id="ct500846240" text:id="ct500846240">
            <text:deletion>
              <office:change-info>
                <dc:creator>Bob Jacobsen</dc:creator>
                <dc:date>2011-07-23T20:12:00</dc:date>
              </office:change-info>
              <text:p text:style-name="MP8"><text:span text:style-name="MT5">and A. Shepherd</text:span></text:p>
            </text:deletion>
          </text:changed-region>
          <text:changed-region xml:id="ct500855728" text:id="ct500855728">
            <text:insertion>
              <office:change-info>
                <dc:creator>Bob Jacobsen</dc:creator>
                <dc:date>2011-07-23T20:12:00</dc:date>
              </office:change-info>
            </text:insertion>
          </text:changed-region>
        </text:tracked-changes>
        <text:p text:style-name="MP8"><text:change text:change-id="ct500853696"/><text:change text:change-id="ct500846064"/><text:change text:change-id="ct500843696"/><text:change text:change-id="ct500853600"/><text:change text:change-id="ct500846240"/><text:change-start text:change-id="ct50085572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00855728"/><text:span text:style-name="MT5"><text:tab/></text:span><text:span text:style-name="MT6">Page </text:span><text:span text:style-name="Page_20_Number"><text:span text:style-name="MT6"><text:page-number text:select-page="current">8</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2-11-22T10:14:35">11/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Technical Note</dc:title>
    <meta:initial-creator>Alex Shepherd</meta:initial-creator>
    <meta:creation-date>2009-01-22T07:11:27</meta:creation-date>
    <meta:editing-cycles>63</meta:editing-cycles>
    <meta:editing-duration>PT12H18M8S</meta:editing-duration>
    <meta:generator>OpenOffice.org/3.4.1$Unix OpenOffice.org_project/341m1$Build-9593</meta:generator>
    <dc:date>2012-11-22T10:14:35</dc:date>
    <dc:creator>Bob Jacobsen</dc:creator>
    <meta:keyword>OpenLCB-CAN Datagram Transport</meta:keyword>
    <meta:document-statistic meta:table-count="1" meta:image-count="1" meta:object-count="0" meta:page-count="8" meta:paragraph-count="144" meta:word-count="3159" meta:character-count="19044"/>
    <meta:user-defined meta:name="Info 1"/>
    <meta:user-defined meta:name="Info 2"/>
    <meta:user-defined meta:name="Info 3"/>
    <meta:user-defined meta:name="Info 4"/>
  </office:meta>
</office:document-meta>
</file>